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3">
            <text:p>33.000</text:p>
          </table:table-cell>
          <table:table-cell office:value-type="float" office:value="10">
            <text:p>10</text:p>
          </table:table-cell>
          <table:table-cell table:formula="of:=[.C3]*1.01" office:value-type="float" office:value="36.4525301385697">
            <text:p>36.452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4.23">
            <text:p>14.2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5.7187728446014">
            <text:p>15.7188</text:p>
          </table:table-cell>
          <table:table-cell table:style-name="ce3" office:value-type="float" office:value="32.7">
            <text:p>32.7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6.1211435009464">
            <text:p>36.1211</text:p>
          </table:table-cell>
          <table:table-cell table:style-name="ce3" office:value-type="float" office:value="17.88">
            <text:p>17.88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9.7506436023523">
            <text:p>19.7506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3">
            <text:p>33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6.0916139985839">
            <text:p>36.091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4.23">
            <text:p>14.2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5.5631414302985">
            <text:p>15.5631</text:p>
          </table:table-cell>
          <table:table-cell table:style-name="ce4" table:formula="of:=[.V2]" office:value-type="float" office:value="32.7">
            <text:p>32.7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5.7635084167786">
            <text:p>35.7635</text:p>
          </table:table-cell>
          <table:table-cell table:style-name="ce4" table:formula="of:=[.Y2]" office:value-type="float" office:value="17.88">
            <text:p>17.88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9.5550926755964">
            <text:p>19.555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3">
            <text:p>33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7342712857266">
            <text:p>35.734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4.23">
            <text:p>14.2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5.4090509210876">
            <text:p>15.4091</text:p>
          </table:table-cell>
          <table:table-cell table:style-name="ce4" table:formula="of:=[.V3]" office:value-type="float" office:value="32.7">
            <text:p>32.7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5.4094142740382">
            <text:p>35.4094</text:p>
          </table:table-cell>
          <table:table-cell table:style-name="ce4" table:formula="of:=[.Y3]" office:value-type="float" office:value="17.88">
            <text:p>17.88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3614778966301">
            <text:p>19.3615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3">
            <text:p>33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3804666195313">
            <text:p>35.380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4.23">
            <text:p>14.2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5.2564860604828">
            <text:p>15.2565</text:p>
          </table:table-cell>
          <table:table-cell table:style-name="ce4" table:formula="of:=[.V4]" office:value-type="float" office:value="32.7">
            <text:p>32.7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5.0588260138992">
            <text:p>35.0588</text:p>
          </table:table-cell>
          <table:table-cell table:style-name="ce4" table:formula="of:=[.Y4]" office:value-type="float" office:value="17.88">
            <text:p>17.88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1697800956733">
            <text:p>19.169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3">
            <text:p>33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5.030164969833">
            <text:p>35.0302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4.23">
            <text:p>14.2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5.1054317430522">
            <text:p>15.1054</text:p>
          </table:table-cell>
          <table:table-cell table:style-name="ce4" table:formula="of:=[.V5]" office:value-type="float" office:value="32.7">
            <text:p>32.7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4.7117089246527">
            <text:p>34.7117</text:p>
          </table:table-cell>
          <table:table-cell table:style-name="ce4" table:formula="of:=[.Y5]" office:value-type="float" office:value="17.88">
            <text:p>17.88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8.9799802927459">
            <text:p>18.980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3">
            <text:p>33.0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6833316533">
            <text:p>34.68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4.23">
            <text:p>14.2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4.955873012923">
            <text:p>14.9559</text:p>
          </table:table-cell>
          <table:table-cell table:style-name="ce4" table:formula="of:=[.V6]" office:value-type="float" office:value="32.7">
            <text:p>32.7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4.36802863827">
            <text:p>34.3680</text:p>
          </table:table-cell>
          <table:table-cell table:style-name="ce4" table:formula="of:=[.Y6]" office:value-type="float" office:value="17.88">
            <text:p>17.88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8.792059695788">
            <text:p>18.792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3">
            <text:p>33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33993233">
            <text:p>34.339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4.23">
            <text:p>14.2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4.8077950623">
            <text:p>14.8078</text:p>
          </table:table-cell>
          <table:table-cell table:style-name="ce4" table:formula="of:=[.V7]" office:value-type="float" office:value="32.7">
            <text:p>32.7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34.027751127">
            <text:p>34.0278</text:p>
          </table:table-cell>
          <table:table-cell table:style-name="ce4" table:formula="of:=[.Y7]" office:value-type="float" office:value="17.88">
            <text:p>17.88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6059996988">
            <text:p>18.60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3">
            <text:p>33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999933">
            <text:p>33.999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4.23">
            <text:p>14.2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4.66118323">
            <text:p>14.6612</text:p>
          </table:table-cell>
          <table:table-cell table:style-name="ce4" table:formula="of:=[.V8]" office:value-type="float" office:value="32.7">
            <text:p>32.7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33.6908427">
            <text:p>33.6908</text:p>
          </table:table-cell>
          <table:table-cell table:style-name="ce4" table:formula="of:=[.Y8]" office:value-type="float" office:value="17.88">
            <text:p>17.88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42178188">
            <text:p>18.42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3">
            <text:p>33.0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6633">
            <text:p>33.663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4.23">
            <text:p>14.2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4.516023">
            <text:p>14.5160</text:p>
          </table:table-cell>
          <table:table-cell table:style-name="ce4" table:formula="of:=[.V9]" office:value-type="float" office:value="32.7">
            <text:p>32.7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33.35727">
            <text:p>33.3573</text:p>
          </table:table-cell>
          <table:table-cell table:style-name="ce4" table:formula="of:=[.Y9]" office:value-type="float" office:value="17.88">
            <text:p>17.88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239388">
            <text:p>18.239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3">
            <text:p>33.0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33">
            <text:p>33.330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4.23">
            <text:p>14.2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4.3723">
            <text:p>14.3723</text:p>
          </table:table-cell>
          <table:table-cell table:style-name="ce4" table:formula="of:=[.V10]" office:value-type="float" office:value="32.7">
            <text:p>32.7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33.027">
            <text:p>33.0270</text:p>
          </table:table-cell>
          <table:table-cell table:style-name="ce4" table:formula="of:=[.Y10]" office:value-type="float" office:value="17.88">
            <text:p>17.88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0588">
            <text:p>18.0588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3">
            <text:p>33.0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3">
            <text:p>33.0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4.23">
            <text:p>14.2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4.23">
            <text:p>14.2300</text:p>
          </table:table-cell>
          <table:table-cell table:style-name="ce4" table:formula="of:=[.V11]" office:value-type="float" office:value="32.7">
            <text:p>32.7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32.7">
            <text:p>32.7000</text:p>
          </table:table-cell>
          <table:table-cell table:style-name="ce4" table:formula="of:=[.Y11]" office:value-type="float" office:value="17.88">
            <text:p>17.88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7.88">
            <text:p>17.88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3">
            <text:p>33.0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6732673267327">
            <text:p>32.673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4.23">
            <text:p>14.2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4.0891089108911">
            <text:p>14.0891</text:p>
          </table:table-cell>
          <table:table-cell table:style-name="ce4" table:formula="of:=[.V12]" office:value-type="float" office:value="32.7">
            <text:p>32.7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32.3762376237624">
            <text:p>32.3762</text:p>
          </table:table-cell>
          <table:table-cell table:style-name="ce4" table:formula="of:=[.Y12]" office:value-type="float" office:value="17.88">
            <text:p>17.88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7.7029702970297">
            <text:p>17.7030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3">
            <text:p>33.0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3497696304284">
            <text:p>32.349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4.23">
            <text:p>14.2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3.9496127830605">
            <text:p>13.9496</text:p>
          </table:table-cell>
          <table:table-cell table:style-name="ce4" table:formula="of:=[.V13]" office:value-type="float" office:value="32.7">
            <text:p>32.7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32.0556808156063">
            <text:p>32.0557</text:p>
          </table:table-cell>
          <table:table-cell table:style-name="ce4" table:formula="of:=[.Y13]" office:value-type="float" office:value="17.88">
            <text:p>17.88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5276933633957">
            <text:p>17.527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3">
            <text:p>33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2.0294748816123">
            <text:p>32.029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4.23">
            <text:p>14.2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3.8114978050104">
            <text:p>13.8115</text:p>
          </table:table-cell>
          <table:table-cell table:style-name="ce4" table:formula="of:=[.V14]" office:value-type="float" office:value="32.7">
            <text:p>32.7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31.738297837234">
            <text:p>31.7383</text:p>
          </table:table-cell>
          <table:table-cell table:style-name="ce4" table:formula="of:=[.Y14]" office:value-type="float" office:value="17.88">
            <text:p>17.88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3541518449463">
            <text:p>17.354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3">
            <text:p>33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7123513679329">
            <text:p>31.7124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4.23">
            <text:p>14.2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3.6747503019905">
            <text:p>13.6748</text:p>
          </table:table-cell>
          <table:table-cell table:style-name="ce4" table:formula="of:=[.V15]" office:value-type="float" office:value="32.7">
            <text:p>32.7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31.4240572645881">
            <text:p>31.4241</text:p>
          </table:table-cell>
          <table:table-cell table:style-name="ce4" table:formula="of:=[.Y15]" office:value-type="float" office:value="17.88">
            <text:p>17.88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1823285593528">
            <text:p>17.182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3">
            <text:p>33.0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3983676910227">
            <text:p>31.398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4.23">
            <text:p>14.2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3.539356734644">
            <text:p>13.5394</text:p>
          </table:table-cell>
          <table:table-cell table:style-name="ce4" table:formula="of:=[.V16]" office:value-type="float" office:value="32.7">
            <text:p>32.7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31.1129279847407">
            <text:p>31.1129</text:p>
          </table:table-cell>
          <table:table-cell table:style-name="ce4" table:formula="of:=[.Y16]" office:value-type="float" office:value="17.88">
            <text:p>17.88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0122064944087">
            <text:p>17.012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3">
            <text:p>33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1.0874927633888">
            <text:p>31.087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4.23">
            <text:p>14.2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3.4053036976674">
            <text:p>13.4053</text:p>
          </table:table-cell>
          <table:table-cell table:style-name="ce4" table:formula="of:=[.V17]" office:value-type="float" office:value="32.7">
            <text:p>32.7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30.8048791928126">
            <text:p>30.8049</text:p>
          </table:table-cell>
          <table:table-cell table:style-name="ce4" table:formula="of:=[.Y17]" office:value-type="float" office:value="17.88">
            <text:p>17.88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6.8437688063452">
            <text:p>16.8438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3">
            <text:p>33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7796958053355">
            <text:p>30.7797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4.23">
            <text:p>14.2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3.2725779184825">
            <text:p>13.2726</text:p>
          </table:table-cell>
          <table:table-cell table:style-name="ce4" table:formula="of:=[.V18]" office:value-type="float" office:value="32.7">
            <text:p>32.7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0.4998803889233">
            <text:p>30.4999</text:p>
          </table:table-cell>
          <table:table-cell table:style-name="ce4" table:formula="of:=[.Y18]" office:value-type="float" office:value="17.88">
            <text:p>17.88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6769988181636">
            <text:p>16.677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3">
            <text:p>33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4749463419163">
            <text:p>30.474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4.23">
            <text:p>14.2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3.1411662559233">
            <text:p>13.1412</text:p>
          </table:table-cell>
          <table:table-cell table:style-name="ce4" table:formula="of:=[.V19]" office:value-type="float" office:value="32.7">
            <text:p>32.7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0.1979013751716">
            <text:p>30.1979</text:p>
          </table:table-cell>
          <table:table-cell table:style-name="ce4" table:formula="of:=[.Y19]" office:value-type="float" office:value="17.88">
            <text:p>17.88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5118800179837">
            <text:p>16.511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3">
            <text:p>33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0.1732141999171">
            <text:p>30.173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4.23">
            <text:p>14.2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3.011055698934">
            <text:p>13.0111</text:p>
          </table:table-cell>
          <table:table-cell table:style-name="ce4" table:formula="of:=[.V20]" office:value-type="float" office:value="32.7">
            <text:p>32.7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9.8989122526452">
            <text:p>29.8989</text:p>
          </table:table-cell>
          <table:table-cell table:style-name="ce4" table:formula="of:=[.Y20]" office:value-type="float" office:value="17.88">
            <text:p>17.88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3483960574096">
            <text:p>16.348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3">
            <text:p>33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8744695048684">
            <text:p>29.87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4.23">
            <text:p>14.2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2.8822333652812">
            <text:p>12.8822</text:p>
          </table:table-cell>
          <table:table-cell table:style-name="ce4" table:formula="of:=[.V21]" office:value-type="float" office:value="32.7">
            <text:p>32.7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9.6028834184605">
            <text:p>29.6029</text:p>
          </table:table-cell>
          <table:table-cell table:style-name="ce4" table:formula="of:=[.Y21]" office:value-type="float" office:value="17.88">
            <text:p>17.88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1865307499105">
            <text:p>16.186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32.75">
            <text:p>32.7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36.176374607217">
            <text:p>36.1764</text:p>
          </table:table-cell>
          <table:table-cell table:style-name="ce3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9182387801812">
            <text:p>1.391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32.75">
            <text:p>32.7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35.8181926804128">
            <text:p>35.8182</text:p>
          </table:table-cell>
          <table:table-cell table:style-name="ce4" table:formula="of:=[.Y25]" office:value-type="float" office:value="1.26">
            <text:p>1.2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7804344358229">
            <text:p>1.378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32.75">
            <text:p>32.7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35.4635571093196">
            <text:p>35.4636</text:p>
          </table:table-cell>
          <table:table-cell table:style-name="ce4" table:formula="of:=[.Y26]" office:value-type="float" office:value="1.26">
            <text:p>1.2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6439944909138">
            <text:p>1.364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32.75">
            <text:p>32.7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35.1124327815046">
            <text:p>35.1124</text:p>
          </table:table-cell>
          <table:table-cell table:style-name="ce4" table:formula="of:=[.Y27]" office:value-type="float" office:value="1.26">
            <text:p>1.2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5089054365483">
            <text:p>1.350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32.75">
            <text:p>32.7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34.7647849321828">
            <text:p>34.7648</text:p>
          </table:table-cell>
          <table:table-cell table:style-name="ce4" table:formula="of:=[.Y28]" office:value-type="float" office:value="1.26">
            <text:p>1.2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3751538975726">
            <text:p>1.337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32.75">
            <text:p>32.7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34.420579140775">
            <text:p>34.4206</text:p>
          </table:table-cell>
          <table:table-cell table:style-name="ce4" table:formula="of:=[.Y29]" office:value-type="float" office:value="1.26">
            <text:p>1.2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24272663126">
            <text:p>1.324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32.75">
            <text:p>32.7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34.0797813275">
            <text:p>34.0798</text:p>
          </table:table-cell>
          <table:table-cell table:style-name="ce4" table:formula="of:=[.Y30]" office:value-type="float" office:value="1.26">
            <text:p>1.2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3111610526">
            <text:p>1.3112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32.75">
            <text:p>32.7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33.74235775">
            <text:p>33.7424</text:p>
          </table:table-cell>
          <table:table-cell table:style-name="ce4" table:formula="of:=[.Y31]" office:value-type="float" office:value="1.26">
            <text:p>1.2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9817926">
            <text:p>1.298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32.75">
            <text:p>32.7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33.408275">
            <text:p>33.4083</text:p>
          </table:table-cell>
          <table:table-cell table:style-name="ce4" table:formula="of:=[.Y32]" office:value-type="float" office:value="1.26">
            <text:p>1.2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85326">
            <text:p>1.285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32.75">
            <text:p>32.7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33.0775">
            <text:p>33.0775</text:p>
          </table:table-cell>
          <table:table-cell table:style-name="ce4" table:formula="of:=[.Y33]" office:value-type="float" office:value="1.26">
            <text:p>1.2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726">
            <text:p>1.272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32.75">
            <text:p>32.7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32.75">
            <text:p>32.7500</text:p>
          </table:table-cell>
          <table:table-cell table:style-name="ce4" table:formula="of:=[.Y34]" office:value-type="float" office:value="1.26">
            <text:p>1.2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6">
            <text:p>1.2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32.75">
            <text:p>32.7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32.4257425742574">
            <text:p>32.4257</text:p>
          </table:table-cell>
          <table:table-cell table:style-name="ce4" table:formula="of:=[.Y35]" office:value-type="float" office:value="1.26">
            <text:p>1.2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4752475247525">
            <text:p>1.247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32.75">
            <text:p>32.7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32.1046956180767">
            <text:p>32.1047</text:p>
          </table:table-cell>
          <table:table-cell table:style-name="ce4" table:formula="of:=[.Y36]" office:value-type="float" office:value="1.26">
            <text:p>1.2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3517302225272">
            <text:p>1.235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32.75">
            <text:p>32.7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31.7868273446304">
            <text:p>31.7868</text:p>
          </table:table-cell>
          <table:table-cell table:style-name="ce4" table:formula="of:=[.Y37]" office:value-type="float" office:value="1.26">
            <text:p>1.2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2294358638883">
            <text:p>1.222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32.75">
            <text:p>32.7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31.4721062818122">
            <text:p>31.4721</text:p>
          </table:table-cell>
          <table:table-cell table:style-name="ce4" table:formula="of:=[.Y38]" office:value-type="float" office:value="1.26">
            <text:p>1.2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21083523404835">
            <text:p>1.210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32.75">
            <text:p>32.7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31.160501269121">
            <text:p>31.1605</text:p>
          </table:table-cell>
          <table:table-cell table:style-name="ce4" table:formula="of:=[.Y39]" office:value-type="float" office:value="1.26">
            <text:p>1.2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988467663845">
            <text:p>1.19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32.75">
            <text:p>32.7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30.8519814545753">
            <text:p>30.8520</text:p>
          </table:table-cell>
          <table:table-cell table:style-name="ce4" table:formula="of:=[.Y40]" office:value-type="float" office:value="1.26">
            <text:p>1.2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869769964203">
            <text:p>1.18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32.75">
            <text:p>32.7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30.5465162916587">
            <text:p>30.5465</text:p>
          </table:table-cell>
          <table:table-cell table:style-name="ce4" table:formula="of:=[.Y41]" office:value-type="float" office:value="1.26">
            <text:p>1.2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7522474893099">
            <text:p>1.175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32.75">
            <text:p>32.7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30.2440755362957">
            <text:p>30.2441</text:p>
          </table:table-cell>
          <table:table-cell table:style-name="ce4" table:formula="of:=[.Y42]" office:value-type="float" office:value="1.26">
            <text:p>1.2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6358886032771">
            <text:p>1.163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32.75">
            <text:p>32.7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29.9446292438572">
            <text:p>29.9446</text:p>
          </table:table-cell>
          <table:table-cell table:style-name="ce4" table:formula="of:=[.Y43]" office:value-type="float" office:value="1.26">
            <text:p>1.2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5206817854229">
            <text:p>1.152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32.75">
            <text:p>32.7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29.6481477661952">
            <text:p>29.6481</text:p>
          </table:table-cell>
          <table:table-cell table:style-name="ce4" table:formula="of:=[.Y44]" office:value-type="float" office:value="1.26">
            <text:p>1.2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4066156291316">
            <text:p>1.140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6.27">
            <text:p>16.27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7.9722019804403">
            <text:p>17.9722</text:p>
          </table:table-cell>
          <table:table-cell table:style-name="ce3" office:value-type="float" office:value="10.37">
            <text:p>10.3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1.4549314405142">
            <text:p>11.4549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6.27">
            <text:p>16.27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7.7942593865746">
            <text:p>17.7943</text:p>
          </table:table-cell>
          <table:table-cell table:style-name="ce4" table:formula="of:=[.Y2]" office:value-type="float" office:value="10.37">
            <text:p>10.3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1.3415162777368">
            <text:p>11.341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6.27">
            <text:p>16.27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7.6180786005689">
            <text:p>17.6181</text:p>
          </table:table-cell>
          <table:table-cell table:style-name="ce4" table:formula="of:=[.Y3]" office:value-type="float" office:value="10.37">
            <text:p>10.3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1.2292240373632">
            <text:p>11.2292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6.27">
            <text:p>16.27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7.4436421787811">
            <text:p>17.4436</text:p>
          </table:table-cell>
          <table:table-cell table:style-name="ce4" table:formula="of:=[.Y4]" office:value-type="float" office:value="10.37">
            <text:p>10.3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1.1180436013497">
            <text:p>11.118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6.27">
            <text:p>16.27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7.2709328502783">
            <text:p>17.2709</text:p>
          </table:table-cell>
          <table:table-cell table:style-name="ce4" table:formula="of:=[.Y5]" office:value-type="float" office:value="10.37">
            <text:p>10.3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1.0079639617324">
            <text:p>11.008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6.27">
            <text:p>16.27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7.099933515127">
            <text:p>17.0999</text:p>
          </table:table-cell>
          <table:table-cell table:style-name="ce4" table:formula="of:=[.Y6]" office:value-type="float" office:value="10.37">
            <text:p>10.3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0.898974219537">
            <text:p>10.899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6.27">
            <text:p>16.27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6.9306272427">
            <text:p>16.9306</text:p>
          </table:table-cell>
          <table:table-cell table:style-name="ce4" table:formula="of:=[.Y7]" office:value-type="float" office:value="10.37">
            <text:p>10.3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0.7910635837">
            <text:p>10.791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6.27">
            <text:p>16.27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6.76299727">
            <text:p>16.7630</text:p>
          </table:table-cell>
          <table:table-cell table:style-name="ce4" table:formula="of:=[.Y8]" office:value-type="float" office:value="10.37">
            <text:p>10.3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0.68422137">
            <text:p>10.6842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6.27">
            <text:p>16.27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6.597027">
            <text:p>16.5970</text:p>
          </table:table-cell>
          <table:table-cell table:style-name="ce4" table:formula="of:=[.Y9]" office:value-type="float" office:value="10.37">
            <text:p>10.3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0.578437">
            <text:p>10.578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6.27">
            <text:p>16.27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6.4327">
            <text:p>16.4327</text:p>
          </table:table-cell>
          <table:table-cell table:style-name="ce4" table:formula="of:=[.Y10]" office:value-type="float" office:value="10.37">
            <text:p>10.3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0.4737">
            <text:p>10.473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6.27">
            <text:p>16.27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6.27">
            <text:p>16.2700</text:p>
          </table:table-cell>
          <table:table-cell table:style-name="ce4" table:formula="of:=[.Y11]" office:value-type="float" office:value="10.37">
            <text:p>10.3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0.37">
            <text:p>10.3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6.27">
            <text:p>16.27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6.1089108910891">
            <text:p>16.1089</text:p>
          </table:table-cell>
          <table:table-cell table:style-name="ce4" table:formula="of:=[.Y12]" office:value-type="float" office:value="10.37">
            <text:p>10.3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0.2673267326733">
            <text:p>10.2673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6.27">
            <text:p>16.27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5.9494167238506">
            <text:p>15.9494</text:p>
          </table:table-cell>
          <table:table-cell table:style-name="ce4" table:formula="of:=[.Y13]" office:value-type="float" office:value="10.37">
            <text:p>10.3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0.1656700323498">
            <text:p>10.165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6.27">
            <text:p>16.27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5.7915017067828">
            <text:p>15.7915</text:p>
          </table:table-cell>
          <table:table-cell table:style-name="ce4" table:formula="of:=[.Y14]" office:value-type="float" office:value="10.37">
            <text:p>10.3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0.0650198340097">
            <text:p>10.065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6.27">
            <text:p>16.27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5.6351502047354">
            <text:p>15.6352</text:p>
          </table:table-cell>
          <table:table-cell table:style-name="ce4" table:formula="of:=[.Y15]" office:value-type="float" office:value="10.37">
            <text:p>10.3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9.96536617228681">
            <text:p>9.9654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6.27">
            <text:p>16.27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5.4803467373618">
            <text:p>15.4803</text:p>
          </table:table-cell>
          <table:table-cell table:style-name="ce4" table:formula="of:=[.Y16]" office:value-type="float" office:value="10.37">
            <text:p>10.3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9.86669918048199">
            <text:p>9.8667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6.27">
            <text:p>16.27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5.3270759775859">
            <text:p>15.3271</text:p>
          </table:table-cell>
          <table:table-cell table:style-name="ce4" table:formula="of:=[.Y17]" office:value-type="float" office:value="10.37">
            <text:p>10.3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9.76900908958612">
            <text:p>9.769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6.27">
            <text:p>16.27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5.1753227500851">
            <text:p>15.1753</text:p>
          </table:table-cell>
          <table:table-cell table:style-name="ce4" table:formula="of:=[.Y18]" office:value-type="float" office:value="10.37">
            <text:p>10.3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9.67228622731299">
            <text:p>9.6723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6.27">
            <text:p>16.27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5.0250720297872">
            <text:p>15.0251</text:p>
          </table:table-cell>
          <table:table-cell table:style-name="ce4" table:formula="of:=[.Y19]" office:value-type="float" office:value="10.37">
            <text:p>10.3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9.57652101714158">
            <text:p>9.5765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6.27">
            <text:p>16.27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4.8763089403834">
            <text:p>14.8763</text:p>
          </table:table-cell>
          <table:table-cell table:style-name="ce4" table:formula="of:=[.Y20]" office:value-type="float" office:value="10.37">
            <text:p>10.3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9.4817039773679">
            <text:p>9.4817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6.27">
            <text:p>16.27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4.7290187528548">
            <text:p>14.7290</text:p>
          </table:table-cell>
          <table:table-cell table:style-name="ce4" table:formula="of:=[.Y21]" office:value-type="float" office:value="10.37">
            <text:p>10.3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9.38782572016624">
            <text:p>9.387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8.65">
            <text:p>8.6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9.55498138480692">
            <text:p>9.5550</text:p>
          </table:table-cell>
          <table:table-cell table:style-name="ce3" office:value-type="float" office:value="1.247">
            <text:p>1.24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7746379038777">
            <text:p>1.3775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8.65">
            <text:p>8.6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9.46037760871972">
            <text:p>9.4604</text:p>
          </table:table-cell>
          <table:table-cell table:style-name="ce4" table:formula="of:=[.Y25]" office:value-type="float" office:value="1.247">
            <text:p>1.24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638255350374">
            <text:p>1.3638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8.65">
            <text:p>8.6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9.36671050368289">
            <text:p>9.3667</text:p>
          </table:table-cell>
          <table:table-cell table:style-name="ce4" table:formula="of:=[.Y26]" office:value-type="float" office:value="1.247">
            <text:p>1.24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5032231191822">
            <text:p>1.350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8.65">
            <text:p>8.6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9.27397079572564">
            <text:p>9.2740</text:p>
          </table:table-cell>
          <table:table-cell table:style-name="ce4" table:formula="of:=[.Y27]" office:value-type="float" office:value="1.247">
            <text:p>1.24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3695278407744">
            <text:p>1.3370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8.65">
            <text:p>8.6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9.18214930269865">
            <text:p>9.1821</text:p>
          </table:table-cell>
          <table:table-cell table:style-name="ce4" table:formula="of:=[.Y28]" office:value-type="float" office:value="1.247">
            <text:p>1.24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2371562779945">
            <text:p>1.323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8.65">
            <text:p>8.6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9.091236933365">
            <text:p>9.0912</text:p>
          </table:table-cell>
          <table:table-cell table:style-name="ce4" table:formula="of:=[.Y29]" office:value-type="float" office:value="1.247">
            <text:p>1.24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106095324747">
            <text:p>1.3106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8.65">
            <text:p>8.6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9.0012246865">
            <text:p>9.0012</text:p>
          </table:table-cell>
          <table:table-cell table:style-name="ce4" table:formula="of:=[.Y30]" office:value-type="float" office:value="1.247">
            <text:p>1.24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9763320047">
            <text:p>1.297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8.65">
            <text:p>8.6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8.91210365">
            <text:p>8.9121</text:p>
          </table:table-cell>
          <table:table-cell table:style-name="ce4" table:formula="of:=[.Y31]" office:value-type="float" office:value="1.247">
            <text:p>1.24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84785347">
            <text:p>1.2848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8.65">
            <text:p>8.6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8.823865">
            <text:p>8.8239</text:p>
          </table:table-cell>
          <table:table-cell table:style-name="ce4" table:formula="of:=[.Y32]" office:value-type="float" office:value="1.247">
            <text:p>1.24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720647">
            <text:p>1.272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8.65">
            <text:p>8.6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8.7365">
            <text:p>8.7365</text:p>
          </table:table-cell>
          <table:table-cell table:style-name="ce4" table:formula="of:=[.Y33]" office:value-type="float" office:value="1.247">
            <text:p>1.24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5947">
            <text:p>1.2595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8.65">
            <text:p>8.6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8.65">
            <text:p>8.6500</text:p>
          </table:table-cell>
          <table:table-cell table:style-name="ce4" table:formula="of:=[.Y34]" office:value-type="float" office:value="1.247">
            <text:p>1.24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47">
            <text:p>1.24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8.65">
            <text:p>8.6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8.56435643564356">
            <text:p>8.5644</text:p>
          </table:table-cell>
          <table:table-cell table:style-name="ce4" table:formula="of:=[.Y35]" office:value-type="float" office:value="1.247">
            <text:p>1.24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3465346534653">
            <text:p>1.2347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8.65">
            <text:p>8.6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8.47956082736986">
            <text:p>8.4796</text:p>
          </table:table-cell>
          <table:table-cell table:style-name="ce4" table:formula="of:=[.Y36]" office:value-type="float" office:value="1.247">
            <text:p>1.24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2242917361043">
            <text:p>1.2224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8.65">
            <text:p>8.6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8.39560477957412">
            <text:p>8.3956</text:p>
          </table:table-cell>
          <table:table-cell table:style-name="ce4" table:formula="of:=[.Y37]" office:value-type="float" office:value="1.247">
            <text:p>1.24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1032591446577">
            <text:p>1.2103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8.65">
            <text:p>8.6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8.31247997977636">
            <text:p>8.3125</text:p>
          </table:table-cell>
          <table:table-cell table:style-name="ce4" table:formula="of:=[.Y38]" office:value-type="float" office:value="1.247">
            <text:p>1.24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9834248957007">
            <text:p>1.198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8.65">
            <text:p>8.6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8.23017819779838">
            <text:p>8.2302</text:p>
          </table:table-cell>
          <table:table-cell table:style-name="ce4" table:formula="of:=[.Y39]" office:value-type="float" office:value="1.247">
            <text:p>1.24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8647771244562">
            <text:p>1.1865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8.65">
            <text:p>8.6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8.14869128494889">
            <text:p>8.1487</text:p>
          </table:table-cell>
          <table:table-cell table:style-name="ce4" table:formula="of:=[.Y40]" office:value-type="float" office:value="1.247">
            <text:p>1.24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74730408362">
            <text:p>1.17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8.65">
            <text:p>8.6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8.06801117321672">
            <text:p>8.0680</text:p>
          </table:table-cell>
          <table:table-cell table:style-name="ce4" table:formula="of:=[.Y41]" office:value-type="float" office:value="1.247">
            <text:p>1.24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630994142198">
            <text:p>1.163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8.65">
            <text:p>8.6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7.988129874472">
            <text:p>7.9881</text:p>
          </table:table-cell>
          <table:table-cell table:style-name="ce4" table:formula="of:=[.Y42]" office:value-type="float" office:value="1.247">
            <text:p>1.24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5158357843544">
            <text:p>1.151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8.65">
            <text:p>8.6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7.90903947967525">
            <text:p>7.9090</text:p>
          </table:table-cell>
          <table:table-cell table:style-name="ce4" table:formula="of:=[.Y43]" office:value-type="float" office:value="1.247">
            <text:p>1.24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4018176082717">
            <text:p>1.1402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8.65">
            <text:p>8.6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7.8307321580943">
            <text:p>7.8307</text:p>
          </table:table-cell>
          <table:table-cell table:style-name="ce4" table:formula="of:=[.Y44]" office:value-type="float" office:value="1.247">
            <text:p>1.24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2889283250215">
            <text:p>1.1289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15／03／20</text:date>, <text:time>15:15:3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20T15:15:31.93</dc:date>
    <meta:editing-duration>P26DT10H45M10S</meta:editing-duration>
    <meta:editing-cycles>68</meta:editing-cycles>
    <meta:generator>OpenOffice/4.1.1$Win32 OpenOffice.org_project/411m6$Build-9775</meta:generator>
    <meta:document-statistic meta:table-count="6" meta:cell-count="3414" meta:object-count="0"/>
  </office:meta>
</office:document-meta>
</file>